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Element.setDebu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addConfiguredTest( Test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collectTe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entElement.addConfiguredBatchTest( BatchTest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Element.configureTestRunn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lientElement.createJvm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lientElement.pre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Elemen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Element.setHos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setPort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ClientElement( RJUnitTask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Element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lement.post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